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1.928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6.826cm"/>
    </style:style>
    <style:style style:name="co18" style:family="table-column">
      <style:table-column-properties fo:break-before="auto" style:column-width="2.01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8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3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51" style:family="table-cell" style:parent-style-name="Default" style:data-style-name="N0"/>
    <style:style style:name="ce52" style:family="table-cell" style:parent-style-name="Default" style:data-style-name="N1"/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number-columns-repeated="1021" table:default-cell-style-name="ce28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32"/>
        <table:table-column table:style-name="co7" table:default-cell-style-name="ce32"/>
        <table:table-column table:style-name="co8" table:number-columns-repeated="5" table:default-cell-style-name="ce32"/>
        <table:table-column table:style-name="co9" table:default-cell-style-name="ce32"/>
        <table:table-column table:style-name="co10" table:number-columns-repeated="3" table:default-cell-style-name="ce32"/>
        <table:table-column table:style-name="co11" table:number-columns-repeated="8" table:default-cell-style-name="ce32"/>
        <table:table-column table:style-name="co4" table:number-columns-repeated="1002" table:default-cell-style-name="ce28"/>
        <table:table-column table:style-name="co12" table:number-columns-repeated="3" table:default-cell-style-name="ce28"/>
        <table:table-column table:style-name="co12" table:number-columns-repeated="3" table:default-cell-style-name="Default"/>
        <table:table-column table:style-name="co5" table:number-columns-repeated="15357" table:default-cell-style-name="Default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FER</text:p>
          </table:table-cell>
          <table:table-cell table:style-name="ce30" office:value-type="string" calcext:value-type="string">
            <text:p>RE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1" office:value-type="string" calcext:value-type="string">
            <text:p>A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1" office:value-type="string" calcext:value-type="string">
            <text:p>N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1" office:value-type="string" calcext:value-type="string">
            <text:p>AD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5"/>
        </table:table-row>
        <table:table-row table:style-name="ro1">
          <table:table-cell table:style-name="ce31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5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1" office:value-type="string" calcext:value-type="string">
            <text:p>LIP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r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m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t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DNA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TC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p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5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6" table:default-cell-style-name="ce28"/>
        <table:table-column table:style-name="co7" table:default-cell-style-name="ce28"/>
        <table:table-column table:style-name="co8" table:number-columns-repeated="5" table:default-cell-style-name="ce28"/>
        <table:table-column table:style-name="co4" table:number-columns-repeated="12" table:default-cell-style-name="ce28"/>
        <table:table-column table:style-name="co9" table:default-cell-style-name="ce28"/>
        <table:table-column table:style-name="co10" table:default-cell-style-name="ce28"/>
        <table:table-column table:style-name="co13" table:default-cell-style-name="ce28"/>
        <table:table-column table:style-name="co4" table:number-columns-repeated="1003" table:default-cell-style-name="ce28"/>
        <table:table-column table:style-name="co12" table:number-columns-repeated="7" table:default-cell-style-name="ce28"/>
        <table:table-column table:style-name="co12" table:number-columns-repeated="5" table:default-cell-style-name="Default"/>
        <table:table-column table:style-name="co5" table:number-columns-repeated="15347" table:default-cell-style-name="Default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FER</text:p>
          </table:table-cell>
          <table:table-cell table:style-name="ce30" office:value-type="string" calcext:value-type="string">
            <text:p>RE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number-columns-repeated="1005"/>
          <table:table-cell table:style-name="ce51" table:number-columns-repeated="15360"/>
        </table:table-row>
        <table:table-row table:style-name="ro1">
          <table:table-cell table:style-name="ce33" office:value-type="string" calcext:value-type="string">
            <text:p>x_C</text:p>
          </table:table-cell>
          <table:table-cell table:style-name="ce44" office:value-type="float" office:value="0.5" calcext:value-type="float">
            <text:p>0.5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number-columns-repeated="13"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1"/>
        </table:table-row>
        <table:table-row table:style-name="ro1">
          <table:table-cell table:style-name="ce33" office:value-type="string" calcext:value-type="string">
            <text:p>x_W</text:p>
          </table:table-cell>
          <table:table-cell table:number-columns-repeated="5" table:style-name="ce44" office:value-type="float" office:value="0" calcext:value-type="float">
            <text:p>0</text:p>
          </table:table-cell>
          <table:table-cell table:number-columns-repeated="13"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1"/>
        </table:table-row>
        <table:table-row table:style-name="ro1">
          <table:table-cell table:style-name="ce33" office:value-type="string" calcext:value-type="string">
            <text:p>C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1"/>
        </table:table-row>
        <table:table-row table:style-name="ro1">
          <table:table-cell table:style-name="ce34" office:value-type="string" calcext:value-type="string">
            <text:p>AA</text:p>
          </table:table-cell>
          <table:table-cell table:number-columns-repeated="5" table:style-name="ce45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7"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1"/>
        </table:table-row>
        <table:table-row table:style-name="ro1">
          <table:table-cell table:style-name="ce34" office:value-type="string" calcext:value-type="string">
            <text:p>NT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3" table:style-name="ce44" office:value-type="float" office:value="2" calcext:value-type="float">
            <text:p>2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1"/>
        </table:table-row>
        <table:table-row table:style-name="ro1">
          <table:table-cell table:style-name="ce34" office:value-type="string" calcext:value-type="string">
            <text:p>ADP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8"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1"/>
        </table:table-row>
        <table:table-row table:style-name="ro1">
          <table:table-cell table:style-name="ce34" office:value-type="string" calcext:value-type="string">
            <text:p>ATP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3" table:style-name="ce46" office:value-type="float" office:value="2" calcext:value-type="float">
            <text:p>2</text:p>
          </table:table-cell>
          <table:table-cell table:number-columns-repeated="7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float" office:value="2" calcext:value-type="float">
            <text:p>2</text:p>
          </table:table-cell>
          <table:table-cell table:style-name="ce41" table:number-columns-repeated="4"/>
          <table:table-cell table:number-columns-repeated="16361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46" office:value-type="float" office:value="30" calcext:value-type="float">
            <text:p>3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8"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1"/>
        </table:table-row>
        <table:table-row table:style-name="ro1">
          <table:table-cell table:style-name="ce34" office:value-type="string" calcext:value-type="string">
            <text:p>LIP</text:p>
          </table:table-cell>
          <table:table-cell table:number-columns-repeated="7" table:style-name="ce46" office:value-type="float" office:value="0" calcext:value-type="float">
            <text:p>0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8"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1"/>
        </table:table-row>
        <table:table-row table:style-name="ro1">
          <table:table-cell table:style-name="ce33" office:value-type="string" calcext:value-type="string">
            <text:p>rRNA</text:p>
          </table:table-cell>
          <table:table-cell table:number-columns-repeated="10" table:style-name="ce46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1"/>
        </table:table-row>
        <table:table-row table:style-name="ro1">
          <table:table-cell table:style-name="ce33" office:value-type="string" calcext:value-type="string">
            <text:p>mRNA</text:p>
          </table:table-cell>
          <table:table-cell table:number-columns-repeated="10" table:style-name="ce46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1"/>
        </table:table-row>
        <table:table-row table:style-name="ro1">
          <table:table-cell table:style-name="ce33" office:value-type="string" calcext:value-type="string">
            <text:p>tRNA</text:p>
          </table:table-cell>
          <table:table-cell table:number-columns-repeated="10" table:style-name="ce46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1"/>
        </table:table-row>
        <table:table-row table:style-name="ro1">
          <table:table-cell table:style-name="ce33" office:value-type="string" calcext:value-type="string">
            <text:p>DNA</text:p>
          </table:table-cell>
          <table:table-cell table:number-columns-repeated="10" table:style-name="ce46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1"/>
        </table:table-row>
        <table:table-row table:style-name="ro1">
          <table:table-cell table:style-name="ce33" office:value-type="string" calcext:value-type="string">
            <text:p>TC</text:p>
          </table:table-cell>
          <table:table-cell table:number-columns-repeated="11" table:style-name="ce46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1" table:number-columns-repeated="4"/>
          <table:table-cell table:number-columns-repeated="16361"/>
        </table:table-row>
        <table:table-row table:style-name="ro1">
          <table:table-cell table:style-name="ce33" office:value-type="string" calcext:value-type="string">
            <text:p>p</text:p>
          </table:table-cell>
          <table:table-cell table:number-columns-repeated="10" table:style-name="ce47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7" table:style-name="ce47" office:value-type="float" office:value="0" calcext:value-type="float">
            <text:p>0</text:p>
          </table:table-cell>
          <table:table-cell table:style-name="ce50" table:number-columns-repeated="4"/>
          <table:table-cell table:number-columns-repeated="16361"/>
        </table:table-row>
        <table:table-row table:style-name="ro1" table:number-rows-repeated="3">
          <table:table-cell table:style-name="ce41" table:number-columns-repeated="23"/>
          <table:table-cell table:number-columns-repeated="16361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4" table:number-columns-repeated="16384" table:default-cell-style-name="ce51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FER</text:p>
          </table:table-cell>
          <table:table-cell table:style-name="ce30" office:value-type="string" calcext:value-type="string">
            <text:p>RE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style-name="ce28" table:number-columns-repeated="1005"/>
          <table:table-cell table:number-columns-repeated="15360"/>
        </table:table-row>
        <table:table-row table:style-name="ro1">
          <table:table-cell table:style-name="ce30" office:value-type="string" calcext:value-type="string">
            <text:p>x_C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0"/>
          <table:table-cell table:style-name="ce41" table:number-columns-repeated="2"/>
          <table:table-cell table:number-columns-repeated="16362"/>
        </table:table-row>
        <table:table-row table:style-name="ro1">
          <table:table-cell table:style-name="ce30" office:value-type="string" calcext:value-type="string">
            <text:p>x_W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0"/>
          <table:table-cell table:style-name="ce41" table:number-columns-repeated="2"/>
          <table:table-cell table:number-columns-repeated="16362"/>
        </table:table-row>
        <table:table-row table:style-name="ro1">
          <table:table-cell table:style-name="ce30" office:value-type="string" calcext:value-type="string">
            <text:p>C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0"/>
          <table:table-cell table:style-name="ce41" table:number-columns-repeated="2"/>
          <table:table-cell table:number-columns-repeated="16362"/>
        </table:table-row>
        <table:table-row table:style-name="ro1">
          <table:table-cell table:style-name="ce31" office:value-type="string" calcext:value-type="string">
            <text:p>A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2"/>
        </table:table-row>
        <table:table-row table:style-name="ro1">
          <table:table-cell table:style-name="ce31" office:value-type="string" calcext:value-type="string">
            <text:p>NT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2"/>
        </table:table-row>
        <table:table-row table:style-name="ro1">
          <table:table-cell table:style-name="ce31" office:value-type="string" calcext:value-type="string">
            <text:p>AD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2"/>
        </table:table-row>
        <table:table-row table:style-name="ro1">
          <table:table-cell table:style-name="ce31" office:value-type="string" calcext:value-type="string">
            <text:p>AT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2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2"/>
        </table:table-row>
        <table:table-row table:style-name="ro1">
          <table:table-cell table:style-name="ce31" office:value-type="string" calcext:value-type="string">
            <text:p>LIP</text:p>
          </table:table-cell>
          <table:table-cell table:number-columns-repeated="2" table:style-name="Default" office:value-type="float" office:value="35" calcext:value-type="float">
            <text:p>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2"/>
        </table:table-row>
        <table:table-row table:style-name="ro1">
          <table:table-cell table:style-name="ce30" office:value-type="string" calcext:value-type="string">
            <text:p>rR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" calcext:value-type="float">
            <text:p>45</text:p>
          </table:table-cell>
          <table:table-cell table:style-name="ce30"/>
          <table:table-cell table:style-name="ce41" table:number-columns-repeated="2"/>
          <table:table-cell table:number-columns-repeated="16362"/>
        </table:table-row>
        <table:table-row table:style-name="ro1">
          <table:table-cell table:style-name="ce30" office:value-type="string" calcext:value-type="string">
            <text:p>mR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30"/>
          <table:table-cell table:style-name="ce41" table:number-columns-repeated="2"/>
          <table:table-cell table:number-columns-repeated="16362"/>
        </table:table-row>
        <table:table-row table:style-name="ro1">
          <table:table-cell table:style-name="ce30" office:value-type="string" calcext:value-type="string">
            <text:p>tR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0" table:number-columns-repeated="3"/>
          <table:table-cell table:number-columns-repeated="16362"/>
        </table:table-row>
        <table:table-row table:style-name="ro1">
          <table:table-cell table:style-name="ce30" office:value-type="string" calcext:value-type="string">
            <text:p>D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0" table:number-columns-repeated="3"/>
          <table:table-cell table:number-columns-repeated="16362"/>
        </table:table-row>
        <table:table-row table:style-name="ro1">
          <table:table-cell table:style-name="ce30" office:value-type="string" calcext:value-type="string">
            <text:p>TC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1"/>
          <table:table-cell table:style-name="ce50" table:number-columns-repeated="2"/>
          <table:table-cell table:number-columns-repeated="16362"/>
        </table:table-row>
        <table:table-row table:style-name="ro1">
          <table:table-cell table:style-name="ce30" office:value-type="string" calcext:value-type="string">
            <text:p>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1"/>
          <table:table-cell table:style-name="ce50" table:number-columns-repeated="2"/>
          <table:table-cell table:number-columns-repeated="16362"/>
        </table:table-row>
        <table:table-row table:style-name="ro1">
          <table:table-cell table:style-name="ce41" table:number-columns-repeated="22"/>
          <table:table-cell table:number-columns-repeated="16362"/>
        </table:table-row>
        <table:table-row table:style-name="ro1" table:number-rows-repeated="2">
          <table:table-cell table:style-name="ce28" table:number-columns-repeated="20"/>
          <table:table-cell table:style-name="ce41" table:number-columns-repeated="2"/>
          <table:table-cell table:number-columns-repeated="16362"/>
        </table:table-row>
        <table:table-row table:style-name="ro1" table:number-rows-repeated="3">
          <table:table-cell table:style-name="ce28" table:number-columns-repeated="20"/>
          <table:table-cell table:number-columns-repeated="16364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32"/>
        <table:table-column table:style-name="co15" table:default-cell-style-name="ce32"/>
        <table:table-column table:style-name="co8" table:number-columns-repeated="5" table:default-cell-style-name="ce32"/>
        <table:table-column table:style-name="co4" table:number-columns-repeated="12" table:default-cell-style-name="ce32"/>
        <table:table-column table:style-name="co4" table:number-columns-repeated="1000" table:default-cell-style-name="ce28"/>
        <table:table-column table:style-name="co12" table:number-columns-repeated="7" table:default-cell-style-name="ce28"/>
        <table:table-column table:style-name="co6" table:default-cell-style-name="ce28"/>
        <table:table-column table:style-name="co6" table:number-columns-repeated="5" table:default-cell-style-name="Default"/>
        <table:table-column table:style-name="co5" table:number-columns-repeated="15352" table:default-cell-style-name="Default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FER</text:p>
          </table:table-cell>
          <table:table-cell table:style-name="ce30" office:value-type="string" calcext:value-type="string">
            <text:p>RE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number-columns-repeated="1005"/>
          <table:table-cell table:style-name="ce51" table:number-columns-repeated="15360"/>
        </table:table-row>
        <table:table-row table:style-name="ro1">
          <table:table-cell office:value-type="string" calcext:value-type="string">
            <text:p>kcat_f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50" calcext:value-type="float">
            <text:p>50</text:p>
          </table:table-cell>
          <table:table-cell table:number-columns-repeated="2" table:style-name="ce52" office:value-type="float" office:value="10" calcext:value-type="float">
            <text:p>10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12000" calcext:value-type="float">
            <text:p>12000</text:p>
          </table:table-cell>
          <table:table-cell table:style-name="ce52" office:value-type="float" office:value="600" calcext:value-type="float">
            <text:p>60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2" table:style-name="ce52" office:value-type="float" office:value="30" calcext:value-type="float">
            <text:p>3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40" calcext:value-type="float">
            <text:p>40</text:p>
          </table:table-cell>
          <table:table-cell table:number-columns-repeated="10" table:style-name="ce52" office:value-type="float" office:value="0" calcext:value-type="float">
            <text:p>0</text:p>
          </table:table-cell>
          <table:table-cell table:number-columns-repeated="16365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32"/>
        <table:table-column table:style-name="co6" table:number-columns-repeated="979" table:default-cell-style-name="ce28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16" table:style-name="ce32" office:value-type="float" office:value="340" calcext:value-type="float">
            <text:p>340</text:p>
          </table:table-cell>
          <table:table-cell table:number-columns-repeated="11" office:value-type="float" office:value="340" calcext:value-type="float">
            <text:p>340</text:p>
          </table:table-cell>
          <table:table-cell table:number-columns-repeated="16347"/>
        </table:table-row>
        <table:table-row table:style-name="ro1">
          <table:table-cell table:style-name="ce41" office:value-type="string" calcext:value-type="string">
            <text:p>x_C</text:p>
          </table:table-cell>
          <table:table-cell office:value-type="float" office:value="0.8" calcext:value-type="float">
            <text:p>0.8</text:p>
          </table:table-cell>
          <table:table-cell table:formula="of:=[.B3]/1.1" office:value-type="float" office:value="0.727272727272727" calcext:value-type="float">
            <text:p>0.727272727272727</text:p>
          </table:table-cell>
          <table:table-cell table:formula="of:=[.C3]/1.1" office:value-type="float" office:value="0.661157024793388" calcext:value-type="float">
            <text:p>0.661157024793388</text:p>
          </table:table-cell>
          <table:table-cell table:formula="of:=[.D3]/1.1" office:value-type="float" office:value="0.601051840721262" calcext:value-type="float">
            <text:p>0.601051840721262</text:p>
          </table:table-cell>
          <table:table-cell table:style-name="ce32" table:formula="of:=[.E3]/1.1" office:value-type="float" office:value="0.546410764292057" calcext:value-type="float">
            <text:p>0.546410764292057</text:p>
          </table:table-cell>
          <table:table-cell table:style-name="ce32" table:formula="of:=[.F3]/1.1" office:value-type="float" office:value="0.496737058447324" calcext:value-type="float">
            <text:p>0.496737058447324</text:p>
          </table:table-cell>
          <table:table-cell table:style-name="ce32" table:formula="of:=[.G3]/1.1" office:value-type="float" office:value="0.451579144043022" calcext:value-type="float">
            <text:p>0.451579144043022</text:p>
          </table:table-cell>
          <table:table-cell table:style-name="ce32" table:formula="of:=[.H3]/1.1" office:value-type="float" office:value="0.410526494584565" calcext:value-type="float">
            <text:p>0.410526494584565</text:p>
          </table:table-cell>
          <table:table-cell table:style-name="ce32" table:formula="of:=[.I3]/1.1" office:value-type="float" office:value="0.373205904167787" calcext:value-type="float">
            <text:p>0.373205904167787</text:p>
          </table:table-cell>
          <table:table-cell table:style-name="ce32" table:formula="of:=[.J3]/1.1" office:value-type="float" office:value="0.339278094697988" calcext:value-type="float">
            <text:p>0.339278094697988</text:p>
          </table:table-cell>
          <table:table-cell table:style-name="ce32" table:formula="of:=[.K3]/1.1" office:value-type="float" office:value="0.308434631543625" calcext:value-type="float">
            <text:p>0.308434631543625</text:p>
          </table:table-cell>
          <table:table-cell table:style-name="ce32" table:formula="of:=[.L3]/1.1" office:value-type="float" office:value="0.280395119585114" calcext:value-type="float">
            <text:p>0.280395119585114</text:p>
          </table:table-cell>
          <table:table-cell table:style-name="ce32" table:formula="of:=[.M3]/1.1" office:value-type="float" office:value="0.254904654168285" calcext:value-type="float">
            <text:p>0.254904654168285</text:p>
          </table:table-cell>
          <table:table-cell table:style-name="ce32" table:formula="of:=[.N3]/1.1" office:value-type="float" office:value="0.23173150378935" calcext:value-type="float">
            <text:p>0.23173150378935</text:p>
          </table:table-cell>
          <table:table-cell table:style-name="ce32" table:formula="of:=[.O3]/1.1" office:value-type="float" office:value="0.210665003444864" calcext:value-type="float">
            <text:p>0.210665003444864</text:p>
          </table:table-cell>
          <table:table-cell table:style-name="ce32" table:formula="of:=[.P3]/1.1" office:value-type="float" office:value="0.191513639495331" calcext:value-type="float">
            <text:p>0.191513639495331</text:p>
          </table:table-cell>
          <table:table-cell table:style-name="ce32" table:formula="of:=[.Q3]/1.1" office:value-type="float" office:value="0.174103308632119" calcext:value-type="float">
            <text:p>0.174103308632119</text:p>
          </table:table-cell>
          <table:table-cell table:style-name="ce32" table:formula="of:=[.R3]/1.1" office:value-type="float" office:value="0.158275735120108" calcext:value-type="float">
            <text:p>0.158275735120108</text:p>
          </table:table-cell>
          <table:table-cell table:style-name="ce32" table:formula="of:=[.S3]/1.1" office:value-type="float" office:value="0.143887031927371" calcext:value-type="float">
            <text:p>0.143887031927371</text:p>
          </table:table-cell>
          <table:table-cell table:style-name="ce32" table:formula="of:=[.T3]/1.1" office:value-type="float" office:value="0.130806392661246" calcext:value-type="float">
            <text:p>0.130806392661246</text:p>
          </table:table-cell>
          <table:table-cell table:style-name="ce32" table:formula="of:=[.U3]/1.1" office:value-type="float" office:value="0.118914902419315" calcext:value-type="float">
            <text:p>0.118914902419315</text:p>
          </table:table-cell>
          <table:table-cell table:style-name="ce32" table:formula="of:=[.V3]/1.1" office:value-type="float" office:value="0.108104456744832" calcext:value-type="float">
            <text:p>0.108104456744832</text:p>
          </table:table-cell>
          <table:table-cell table:style-name="ce32" table:formula="of:=[.W3]/1.1" office:value-type="float" office:value="0.0982767788589378" calcext:value-type="float">
            <text:p>0.0982767788589378</text:p>
          </table:table-cell>
          <table:table-cell table:style-name="ce32" table:formula="of:=[.X3]/1.1" office:value-type="float" office:value="0.089342526235398" calcext:value-type="float">
            <text:p>0.089342526235398</text:p>
          </table:table-cell>
          <table:table-cell table:style-name="ce32" table:formula="of:=[.Y3]/1.1" office:value-type="float" office:value="0.0812204783958164" calcext:value-type="float">
            <text:p>0.0812204783958164</text:p>
          </table:table-cell>
          <table:table-cell table:style-name="ce32" table:formula="of:=[.Z3]/1.1" office:value-type="float" office:value="0.0738367985416513" calcext:value-type="float">
            <text:p>0.0738367985416513</text:p>
          </table:table-cell>
          <table:table-cell table:style-name="ce32" table:formula="of:=[.AA3]/1.1" office:value-type="float" office:value="0.067124362310592" calcext:value-type="float">
            <text:p>0.067124362310592</text:p>
          </table:table-cell>
          <table:table-cell table:style-name="ce32" table:formula="of:=[.AB3]/1.1" office:value-type="float" office:value="0.0610221475550837" calcext:value-type="float">
            <text:p>0.0610221475550837</text:p>
          </table:table-cell>
          <table:table-cell table:style-name="ce32" table:formula="of:=[.AC3]/1.1" office:value-type="float" office:value="0.0554746795955306" calcext:value-type="float">
            <text:p>0.0554746795955306</text:p>
          </table:table-cell>
          <table:table-cell table:style-name="ce32" table:formula="of:=[.AD3]/1.1" office:value-type="float" office:value="0.0504315269050278" calcext:value-type="float">
            <text:p>0.0504315269050278</text:p>
          </table:table-cell>
          <table:table-cell table:style-name="ce32" table:formula="of:=[.AE3]/1.1" office:value-type="float" office:value="0.0458468426409344" calcext:value-type="float">
            <text:p>0.045846842640934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7" table:style-name="ce32" office:value-type="float" office:value="0.01" calcext:value-type="float">
            <text:p>0.01</text:p>
          </table:table-cell>
          <table:table-cell table:number-columns-repeated="16347"/>
        </table:table-row>
        <table:table-row table:style-name="ro1" table:number-rows-repeated="1048571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x" table:style-name="ta2">
        <table:table-column table:style-name="co1" table:default-cell-style-name="ce51"/>
        <table:table-column table:style-name="co17" table:default-cell-style-name="ce51"/>
        <table:table-column table:style-name="co5" table:number-columns-repeated="16382" table:default-cell-style-name="ce51"/>
        <table:table-row table:style-name="ro1">
          <table:table-cell/>
          <table:table-cell table:style-name="ce53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53" office:value-type="string" calcext:value-type="string">
            <text:p>x(t)</text:p>
          </table:table-cell>
          <table:table-cell table:style-name="ce53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53" office:value-type="string" calcext:value-type="string">
            <text:p>dx/dt</text:p>
          </table:table-cell>
          <table:table-cell table:style-name="ce53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q" table:style-name="ta2">
        <table:table-column table:style-name="co1" table:number-columns-repeated="14" table:default-cell-style-name="ce51"/>
        <table:table-column table:style-name="co5" table:default-cell-style-name="ce51"/>
        <table:table-column table:style-name="co1" table:number-columns-repeated="2" table:default-cell-style-name="ce51"/>
        <table:table-column table:style-name="co5" table:number-columns-repeated="16367" table:default-cell-style-name="ce51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FER</text:p>
          </table:table-cell>
          <table:table-cell table:style-name="ce30" office:value-type="string" calcext:value-type="string">
            <text:p>RE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style-name="ce28" table:number-columns-repeated="1005"/>
          <table:table-cell table:number-columns-repeated="15361"/>
        </table:table-row>
        <table:table-row table:style-name="ro1">
          <table:table-cell table:style-name="ce53" office:value-type="string" calcext:value-type="string">
            <text:p>q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.8" calcext:value-type="float">
            <text:p>0.8</text:p>
          </table:table-cell>
          <table:table-cell table:style-name="ce53" office:value-type="float" office:value="0.6" calcext:value-type="float">
            <text:p>0.6</text:p>
          </table:table-cell>
          <table:table-cell table:number-columns-repeated="3" table:style-name="ce53" office:value-type="float" office:value="0.5" calcext:value-type="float">
            <text:p>0.5</text:p>
          </table:table-cell>
          <table:table-cell table:number-columns-repeated="2" table:style-name="ce53" office:value-type="float" office:value="0.2" calcext:value-type="float">
            <text:p>0.2</text:p>
          </table:table-cell>
          <table:table-cell table:number-columns-repeated="6" table:style-name="ce53" office:value-type="float" office:value="0.4" calcext:value-type="float">
            <text:p>0.4</text:p>
          </table:table-cell>
          <table:table-cell table:style-name="ce53" office:value-type="float" office:value="0.2" calcext:value-type="float">
            <text:p>0.2</text:p>
          </table:table-cell>
          <table:table-cell table:number-columns-repeated="2" table:style-name="ce53" office:value-type="float" office:value="0.4" calcext:value-type="float">
            <text:p>0.4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dq0</text:p>
          </table:table-cell>
          <table:table-cell table:number-columns-repeated="17" table:style-name="ce53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53" table:number-columns-repeated="3"/>
          <table:table-cell table:number-columns-repeated="16381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51"/>
        <table:table-row table:style-name="ro1">
          <table:table-cell table:style-name="ce53" office:value-type="string" calcext:value-type="string">
            <text:p>mu</text:p>
          </table:table-cell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FER</text:p>
          </table:table-cell>
          <table:table-cell table:style-name="ce30" office:value-type="string" calcext:value-type="string">
            <text:p>RE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style-name="ce41"/>
          <table:table-cell table:style-name="ce50"/>
          <table:table-cell table:style-name="ce41" table:number-columns-repeated="2"/>
          <table:table-cell table:number-columns-repeated="16361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53" office:value-type="float" office:value="0.06" calcext:value-type="float">
            <text:p>0.06</text:p>
          </table:table-cell>
          <table:table-cell table:style-name="ce53" office:value-type="float" office:value="0.01" calcext:value-type="float">
            <text:p>0.01</text:p>
          </table:table-cell>
          <table:table-cell table:style-name="ce53" office:value-type="float" office:value="0.075" calcext:value-type="float">
            <text:p>0.075</text:p>
          </table:table-cell>
          <table:table-cell table:style-name="ce53" office:value-type="float" office:value="0.06" calcext:value-type="float">
            <text:p>0.06</text:p>
          </table:table-cell>
          <table:table-cell table:style-name="ce53" office:value-type="float" office:value="0.01" calcext:value-type="float">
            <text:p>0.01</text:p>
          </table:table-cell>
          <table:table-cell table:style-name="ce53" office:value-type="float" office:value="0.15" calcext:value-type="float">
            <text:p>0.15</text:p>
          </table:table-cell>
          <table:table-cell table:style-name="ce53" office:value-type="float" office:value="0.04" calcext:value-type="float">
            <text:p>0.04</text:p>
          </table:table-cell>
          <table:table-cell table:style-name="ce53" office:value-type="float" office:value="0.1" calcext:value-type="float">
            <text:p>0.1</text:p>
          </table:table-cell>
          <table:table-cell table:style-name="ce53" office:value-type="float" office:value="0.122" calcext:value-type="float">
            <text:p>0.122</text:p>
          </table:table-cell>
          <table:table-cell table:number-columns-repeated="3" table:style-name="ce53" office:value-type="float" office:value="0.01" calcext:value-type="float">
            <text:p>0.01</text:p>
          </table:table-cell>
          <table:table-cell table:number-columns-repeated="3" table:style-name="ce53" office:value-type="float" office:value="0.001" calcext:value-type="float">
            <text:p>0.001</text:p>
          </table:table-cell>
          <table:table-cell table:style-name="ce53" office:value-type="float" office:value="0.02" calcext:value-type="float">
            <text:p>0.02</text:p>
          </table:table-cell>
          <table:table-cell table:style-name="Default" office:value-type="float" office:value="0.02" calcext:value-type="float">
            <text:p>0.02</text:p>
          </table:table-cell>
          <table:table-cell table:style-name="ce53" office:value-type="float" office:value="0.3" calcext:value-type="float">
            <text:p>0.3</text:p>
          </table:table-cell>
          <table:table-cell table:style-name="ce53" table:number-columns-repeated="3"/>
          <table:table-cell table:number-columns-repeated="16362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 table:number-columns-repeated="6"/>
          <table:table-cell table:style-name="ce53" table:number-columns-repeated="17"/>
          <table:table-cell table:number-columns-repeated="16361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phi" table:style-name="ta4">
        <table:table-column table:style-name="co18" table:number-columns-repeated="16384" table:default-cell-style-name="Default"/>
        <table:table-row table:style-name="ro4"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FER</text:p>
          </table:table-cell>
          <table:table-cell table:style-name="ce30" office:value-type="string" calcext:value-type="string">
            <text:p>RE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number-columns-repeated="16366"/>
        </table:table-row>
        <table:table-row table:style-name="ro1">
          <table:table-cell table:number-columns-repeated="8" table:style-name="ce53" office:value-type="float" office:value="0" calcext:value-type="float">
            <text:p>0</text:p>
          </table:table-cell>
          <table:table-cell table:style-name="ce53" office:value-type="float" office:value="0.122" calcext:value-type="float">
            <text:p>0.122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number-columns-repeated="3"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6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 style:data-style-name="N2" text:time-value="11:28:17.0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4-11-29T15:21:04.960000000</dc:date>
    <meta:editing-cycles>348</meta:editing-cycles>
    <meta:editing-duration>P1DT10H49M58S</meta:editing-duration>
    <meta:document-statistic meta:table-count="10" meta:cell-count="1247" meta:object-count="0"/>
  </office:meta>
</office:document-meta>
</file>